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6cm" style:rel-column-width="10573*"/>
    </style:style>
    <style:style style:name="Table1.B" style:family="table-column">
      <style:table-column-properties style:column-width="15.935cm" style:rel-column-width="549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3">
      <style:text-properties style:font-name="Cambria" fo:language="ru" fo:country="RU"/>
    </style:style>
    <style:style style:name="P11" style:family="paragraph" style:parent-style-name="Text_20_body" style:list-style-name="L3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7cm" draw:z-index="0"><draw:image xlink:href="../images/0671.png" xlink:type="simple" xlink:show="embed" xlink:actuate="onLoad"/></draw:frame></text:p>
          </table:table-cell>
          <table:table-cell table:style-name="Table1.B1" office:value-type="string">
            <text:h text:style-name="P7" text:outline-level="1">Редуктор упрощенный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3cm" svg:height="1.319cm" draw:z-index="1"><draw:image xlink:href="../images/067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атематическую модель редуктора без учёта инерционности <text:span text:style-name="T1">промежуточных</text:span> ступеней механической передачи и явления трения в <text:span text:style-name="T1">упругих</text:span> элементах.</text:p>
            <text:p text:style-name="P3"><text:span text:style-name="T5">Уравнения динамики блока</text:span> (два дифференциальных уравнения и одно алгебраическое):</text:p>
            <text:p text:style-name="P3"><draw:frame draw:style-name="fr3" draw:name="Объект30" text:anchor-type="as-char" svg:width="7.689cm" svg:height="4.27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(1)</text:p>
            <text:p text:style-name="P3">где:</text:p>
            <text:p text:style-name="P3"><text:span text:style-name="T2"><draw:frame draw:style-name="fr3" draw:name="Объект1" text:anchor-type="as-char" svg:width="0.36cm" svg:height="0.54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">– </text:span>передаточное число редуктора;</text:p>
            <text:p text:style-name="P3"><text:span text:style-name="T2"><draw:frame draw:style-name="fr3" draw:name="Объект2" text:anchor-type="as-char" svg:width="0.534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момент инерции нагрузки, кг<text:span text:style-name="T6">·</text:span>м2;</text:p>
            <text:p text:style-name="P3"><text:span text:style-name="T2"><draw:frame draw:style-name="fr3" draw:name="Объект3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</text:span>коэффициент трения, приведённый к валу нагрузки, Н<text:span text:style-name="T6">·</text:span>м<text:span text:style-name="T6">·</text:span>с;</text:p>
            <text:p text:style-name="P3"><text:span text:style-name="T2"><draw:frame draw:style-name="fr3" draw:name="Объект4" text:anchor-type="as-char" svg:width="1.21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</text:span>угол поворота вала нагрузки (выходного вала), рад;</text:p>
            <text:p text:style-name="P3"><text:span text:style-name="T2"><draw:frame draw:style-name="fr3" draw:name="Объект5" text:anchor-type="as-char" svg:width="1.291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</text:span>угловая скорость вала нагрузки, рад/с;</text:p>
            <text:p text:style-name="P3"><text:span text:style-name="T2"><draw:frame draw:style-name="fr3" draw:name="Объект6" text:anchor-type="as-char" svg:width="1.346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</text:span>угол поворота вала двигателя (входного вала), рад;</text:p>
            <text:p text:style-name="P3"><text:span text:style-name="T2"><draw:frame draw:style-name="fr3" draw:name="Объект7" text:anchor-type="as-char" svg:width="1.305cm" svg:height="0.56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</text:span>момент, развиваемый в упругом элементе, приведённый к валу нагрузки, Н<text:span text:style-name="T6">·</text:span>м;</text:p>
            <text:p text:style-name="P3"><text:span text:style-name="T2"><draw:frame draw:style-name="fr3" draw:name="Объект8" text:anchor-type="as-char" svg:width="1.462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– </text:span>обозначение нелинейности типа "зона нечувствительности" с параметрами "a" и "c":</text:p>
            <text:p text:style-name="P3"><draw:frame draw:style-name="fr3" draw:name="Объект9" text:anchor-type="as-char" svg:width="8.04cm" svg:height="1.916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(2)</text:p>
            <text:p text:style-name="P3">где a <text:span text:style-name="T2">– </text:span>половина величины люфта, рад;</text:p>
            <text:p text:style-name="P3">с <text:span text:style-name="T2">– </text:span>коэффициент жёсткости упругого элемента, Н<text:span text:style-name="T6">·</text:span>м/рад.</text:p>
            <text:p text:style-name="P3">Блок имеет 1 входной и 3 выходных сигнала.</text:p>
            <text:p text:style-name="P4">Входной сигнал:</text:p>
            <text:list xml:id="list1352755223341007580" text:style-name="L1">
              <text:list-item>
                <text:p text:style-name="P8"><text:span text:style-name="T2"><draw:frame draw:style-name="fr3" draw:name="Объект10" text:anchor-type="as-char" svg:width="1.346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– </text:span><text:span text:style-name="T3">угол поворота входного вала (вала двигателя), рад.</text:span></text:p>
              </text:list-item>
            </text:list>
            <text:p text:style-name="P4">Выходные сигналы:</text:p>
            <text:list xml:id="list3050894112405252259" text:style-name="L2">
              <text:list-item>
                <text:p text:style-name="P9"><text:soft-page-break/><text:span text:style-name="T3"><draw:frame draw:style-name="fr3" draw:name="Объект11" text:anchor-type="as-char" svg:width="1.212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– </text:span><text:span text:style-name="T3">угол поворота вала нагрузки (выходного вала), рад.</text:span></text:p>
              </text:list-item>
              <text:list-item>
                <text:p text:style-name="P9"><text:span text:style-name="T2"><draw:frame draw:style-name="fr3" draw:name="Объект12" text:anchor-type="as-char" svg:width="1.291cm" svg:height="0.62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">– </text:span><text:span text:style-name="T3">угловая скорость вала нагрузки, рад/с.</text:span></text:p>
              </text:list-item>
              <text:list-item>
                <text:p text:style-name="P9"><text:span text:style-name="T2"><draw:frame draw:style-name="fr3" draw:name="Объект13" text:anchor-type="as-char" svg:width="1.305cm" svg:height="0.564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– </text:span><text:span text:style-name="T3">момент, развиваемый в упругом элементе, приведённый к валу нагрузки, Н</text:span><text:span text:style-name="T4">·</text:span><text:span text:style-name="T3">м.</text:span></text:p>
              </text:list-item>
            </text:list>
            <text:p text:style-name="P3"><text:span text:style-name="T5">Свойства</text:span>: </text:p>
            <text:list xml:id="list2433602329585448129" text:style-name="L3">
              <text:list-item>
                <text:p text:style-name="P10">Коэффициент передачи редуктора i;</text:p>
              </text:list-item>
              <text:list-item>
                <text:p text:style-name="P11"><text:span text:style-name="T3">Момент инерции нагрузки J, кг</text:span><text:span text:style-name="T4">·</text:span><text:span text:style-name="T3">м2;</text:span></text:p>
              </text:list-item>
              <text:list-item>
                <text:p text:style-name="P10">Половина величины люфта, приведённого к валу нагрузки a, рад;</text:p>
              </text:list-item>
              <text:list-item>
                <text:p text:style-name="P11"><text:span text:style-name="T3">Коэффициент жёсткости с, Н</text:span><text:span text:style-name="T4">·</text:span><text:span text:style-name="T3">м/рад;</text:span></text:p>
              </text:list-item>
              <text:list-item>
                <text:p text:style-name="P11"><text:span text:style-name="T3">Коэффициент трения, приведённый к валу нагрузки, Н</text:span><text:span text:style-name="T4">·</text:span><text:span text:style-name="T3">м</text:span><text:span text:style-name="T4">·</text:span><text:span text:style-name="T3">с;</text:span></text:p>
              </text:list-item>
              <text:list-item>
                <text:p text:style-name="P11"><text:span text:style-name="T3">Начальный угол поворота вала нагрузки (выходного вала)</text:span><text:span text:style-name="T3"><draw:frame draw:style-name="fr3" draw:name="Объект14" text:anchor-type="as-char" svg:width="1.295cm" svg:height="0.62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, рад;</text:span></text:p>
              </text:list-item>
              <text:list-item>
                <text:p text:style-name="P11"><text:span text:style-name="T3">Начальная угловая скорость вала нагрузки</text:span><text:span text:style-name="T3"><draw:frame draw:style-name="fr3" draw:name="Объект15" text:anchor-type="as-char" svg:width="1.376cm" svg:height="0.62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">, рад/с;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 упрощенный</dc:title>
    <dc:date>2014-12-09T22:27:15.51</dc:date>
    <meta:generator>OpenOffice/4.1.1$Win32 OpenOffice.org_project/411m6$Build-9775</meta:generator>
    <meta:editing-duration>PT3H23M57S</meta:editing-duration>
    <meta:editing-cycles>64</meta:editing-cycles>
    <meta:document-statistic meta:table-count="1" meta:image-count="2" meta:object-count="16" meta:page-count="2" meta:paragraph-count="35" meta:word-count="213" meta:character-count="1450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q</mi>
                          <mrow>
                            <mi>н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o stretchy="false">ω</mo>
                      <mi>н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ω</mo>
                          <mrow>
                            <mi>н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frac>
                      <mrow>
                        <mi>M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>J</mi>
                    </mfrac>
                  </mrow>
                  <mi>,</mi>
                </mrow>
              </mtd>
            </mtr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f</mi>
                      <mn>3</mn>
                    </msub>
                  </mrow>
                  <mfenced open="[" close="]">
                    <mrow>
                      <mrow>
                        <mfrac>
                          <mrow>
                            <msub>
                              <mi>q</mi>
                              <mi mathvariant="italic">дв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i>i</mi>
                        </mfrac>
                        <mo stretchy="false">−</mo>
                        <msub>
                          <mi>q</mi>
                          <mi>н</mi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i>k</mi>
                          <mo stretchy="false">⋅</mo>
                          <msub>
                            <mo stretchy="false">ω</mo>
                            <mi>н</mi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;</mi>
                </mrow>
              </mtd>
            </mtr>
          </mtable>
        </mrow>
      </mrow>
    </mrow>
    <annotation encoding="StarMath 5.0">left lbrace stack { 
{dq_{н}(t)} over {dt} = %omega_н(t), #
{d %omega_{н}(t)} over {dt} = {M(t)} over J, #
M(t) = f_3 left [ {q_дв(t)} over i - q_н(t) - k cdot %omega_н(t)   right ] ;
} right none</annotation>
  </semantics>
</math>
</file>

<file path=Object 10/content.xml><?xml version="1.0" encoding="utf-8"?>
<math xmlns="http://www.w3.org/1998/Math/MathML">
  <semantics>
    <mrow>
      <msub>
        <mi>f</mi>
        <mn>3</mn>
      </msub>
      <mrow>
        <mrow>
          <mo stretchy="false">[</mo>
          <mrow>
            <mi>x</mi>
          </mrow>
          <mo stretchy="false">]</mo>
        </mrow>
        <mo stretchy="false">=</mo>
        <mrow>
          <mo stretchy="true">{</mo>
          <mrow>
            <mtable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+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[x] = left lbrace stack { 
c cdot (x+a), ~если~ x(t) ~&lt;~ -a, #
0, ~если~ -a ~&lt;=~ x(t) ~&lt;=~ a, #
c cdot (x-a), ~если~ x(t) ~&gt;~ a,
} right none</annotation>
  </semantics>
</math>
</file>

<file path=Object 11/content.xml><?xml version="1.0" encoding="utf-8"?>
<math xmlns="http://www.w3.org/1998/Math/MathML">
  <semantics>
    <mrow>
      <msub>
        <mi>q</mi>
        <mi mathvariant="italic">дв</mi>
      </msub>
      <mrow>
        <mo stretchy="false">(</mo>
        <mrow>
          <mi>t</mi>
        </mrow>
        <mo stretchy="false">)</mo>
      </mrow>
    </mrow>
    <annotation encoding="StarMath 5.0">q_дв(t)</annotation>
  </semantics>
</math>
</file>

<file path=Object 12/content.xml><?xml version="1.0" encoding="utf-8"?>
<math xmlns="http://www.w3.org/1998/Math/MathML">
  <semantics>
    <mrow>
      <msub>
        <mi>q</mi>
        <mi>н</mi>
      </msub>
      <mrow>
        <mo stretchy="false">(</mo>
        <mrow>
          <mi>t</mi>
        </mrow>
        <mo stretchy="false">)</mo>
      </mrow>
    </mrow>
    <annotation encoding="StarMath 5.0">q_н(t)</annotation>
  </semantics>
</math>
</file>

<file path=Object 13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i>t</mi>
        </mrow>
        <mo stretchy="false">)</mo>
      </mrow>
    </mrow>
    <annotation encoding="StarMath 5.0">%omega_н(t)</annotation>
  </semantics>
</math>
</file>

<file path=Object 14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15/content.xml><?xml version="1.0" encoding="utf-8"?>
<math xmlns="http://www.w3.org/1998/Math/MathML">
  <semantics>
    <mrow>
      <msub>
        <mi>q</mi>
        <mi>н</mi>
      </msub>
      <mrow>
        <mo stretchy="false">(</mo>
        <mrow>
          <mn>0</mn>
        </mrow>
        <mo stretchy="false">)</mo>
      </mrow>
    </mrow>
    <annotation encoding="StarMath 5.0">q_н(0)</annotation>
  </semantics>
</math>
</file>

<file path=Object 16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n>0</mn>
        </mrow>
        <mo stretchy="false">)</mo>
      </mrow>
    </mrow>
    <annotation encoding="StarMath 5.0">%omega_н(0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J</mi>
    </mrow>
    <annotation encoding="StarMath 5.0">J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sub>
        <mi>q</mi>
        <mi>н</mi>
      </msub>
      <mrow>
        <mo stretchy="false">(</mo>
        <mrow>
          <mi>t</mi>
        </mrow>
        <mo stretchy="false">)</mo>
      </mrow>
    </mrow>
    <annotation encoding="StarMath 5.0">q_н(t)</annotation>
  </semantics>
</math>
</file>

<file path=Object 6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i>t</mi>
        </mrow>
        <mo stretchy="false">)</mo>
      </mrow>
    </mrow>
    <annotation encoding="StarMath 5.0">%omega_н(t)</annotation>
  </semantics>
</math>
</file>

<file path=Object 7/content.xml><?xml version="1.0" encoding="utf-8"?>
<math xmlns="http://www.w3.org/1998/Math/MathML">
  <semantics>
    <mrow>
      <msub>
        <mi>q</mi>
        <mi mathvariant="italic">дв</mi>
      </msub>
      <mrow>
        <mo stretchy="false">(</mo>
        <mrow>
          <mi>t</mi>
        </mrow>
        <mo stretchy="false">)</mo>
      </mrow>
    </mrow>
    <annotation encoding="StarMath 5.0">q_дв(t)</annotation>
  </semantics>
</math>
</file>

<file path=Object 8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9/content.xml><?xml version="1.0" encoding="utf-8"?>
<math xmlns="http://www.w3.org/1998/Math/MathML">
  <semantics>
    <mrow>
      <msub>
        <mi>f</mi>
        <mn>3</mn>
      </msub>
      <mrow>
        <mo stretchy="false">[</mo>
        <mrow>
          <mn>...</mn>
        </mrow>
        <mo stretchy="false">]</mo>
      </mrow>
    </mrow>
    <annotation encoding="StarMath 5.0">f_3[...]</annotation>
  </semantics>
</math>
</file>